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gr2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gr3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5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Sugo" fo:font-weight="normal" style:font-weight-asian="normal" style:font-weight-complex="normal"/>
    </style:style>
    <style:style style:name="P3" style:family="paragraph">
      <style:paragraph-properties fo:text-align="start"/>
      <style:text-properties fo:color="#000000" fo:font-family="Sugo" style:font-pitch="variable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family="Sugo" fo:font-size="18pt" fo:font-weight="normal" style:font-weight-asian="normal" style:font-weight-complex="normal"/>
    </style:style>
    <style:style style:name="P6" style:family="paragraph">
      <style:text-properties fo:font-size="20pt"/>
    </style:style>
    <style:style style:name="T1" style:family="text">
      <style:text-properties fo:font-family="Sugo" fo:font-weight="normal" style:font-weight-asian="normal" style:font-weight-complex="normal"/>
    </style:style>
    <style:style style:name="T2" style:family="text">
      <style:text-properties fo:font-family="Sugo" style:font-pitch="variable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5cm" svg:height="6cm" svg:x="0cm" svg:y="0.5cm">
          <text:p/>
        </draw:rect>
        <draw:rect draw:style-name="gr2" draw:text-style-name="P1" draw:layer="layout" svg:width="0.758cm" svg:height="0.757cm" svg:x="3.742cm" svg:y="1cm">
          <text:p/>
        </draw:rect>
        <draw:rect draw:style-name="gr3" draw:text-style-name="P1" draw:layer="layout" svg:width="0.758cm" svg:height="0.746cm" svg:x="3.742cm" svg:y="2cm">
          <text:p/>
        </draw:rect>
        <draw:rect draw:style-name="gr4" draw:text-style-name="P1" draw:layer="layout" svg:width="0.758cm" svg:height="0.755cm" svg:x="3.742cm" svg:y="3cm">
          <text:p/>
        </draw:rect>
        <draw:rect draw:style-name="gr4" draw:text-style-name="P1" draw:layer="layout" svg:width="22cm" svg:height="12.5cm" svg:x="5.5cm" svg:y="7cm">
          <text:p/>
        </draw:rect>
        <draw:rect draw:style-name="gr1" draw:text-style-name="P1" draw:layer="layout" svg:width="22cm" svg:height="0.5cm" svg:x="5.5cm" svg:y="19.5cm">
          <text:p/>
        </draw:rect>
        <draw:frame draw:style-name="gr5" draw:text-style-name="P2" draw:layer="layout" svg:width="10.5cm" svg:height="6.992cm" svg:x="6cm" svg:y="7.5cm">
          <draw:text-box>
            <text:p><text:span text:style-name="T1">Elemento 1</text:span></text:p>
            <text:p><text:span text:style-name="T1"/></text:p>
            <text:p><text:span text:style-name="T1">Elemento 2</text:span></text:p>
            <text:p><text:span text:style-name="T1"/></text:p>
            <text:p><text:span text:style-name="T1">Elemento 3</text:span></text:p>
            <text:p><text:span text:style-name="T1"/></text:p>
            <text:p><text:span text:style-name="T1">Bla bla bla</text:span></text:p>
            <text:p><text:span text:style-name="T1"/></text:p>
            <text:p><text:span text:style-name="T1">Test</text:span></text:p>
          </draw:text-box>
        </draw:frame>
        <draw:frame draw:style-name="gr6" draw:text-style-name="P1" draw:layer="layout" svg:width="21.999cm" svg:height="6cm" svg:x="5.5cm" svg:y="0.5cm">
          <draw:image xlink:href="../recursos/magnifyingGlass.jpg" xlink:type="simple" xlink:show="embed" xlink:actuate="onLoad">
            <text:p/>
          </draw:image>
        </draw:frame>
        <draw:frame draw:style-name="gr7" draw:text-style-name="P3" draw:layer="layout" svg:width="21cm" svg:height="3.566cm" svg:x="6cm" svg:y="1.634cm">
          <draw:text-box>
            <text:p text:style-name="P3"><text:span text:style-name="T2">Ejemplo 1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rect draw:style-name="gr1" draw:text-style-name="P1" draw:layer="layout" svg:width="5cm" svg:height="6cm" svg:x="0cm" svg:y="0.5cm">
          <text:p/>
        </draw:rect>
        <draw:rect draw:style-name="gr2" draw:text-style-name="P1" draw:layer="layout" svg:width="0.758cm" svg:height="0.757cm" svg:x="3.742cm" svg:y="1cm">
          <text:p/>
        </draw:rect>
        <draw:rect draw:style-name="gr3" draw:text-style-name="P1" draw:layer="layout" svg:width="0.758cm" svg:height="0.746cm" svg:x="3.742cm" svg:y="2cm">
          <text:p/>
        </draw:rect>
        <draw:rect draw:style-name="gr4" draw:text-style-name="P1" draw:layer="layout" svg:width="0.758cm" svg:height="0.755cm" svg:x="3.742cm" svg:y="3cm">
          <text:p/>
        </draw:rect>
        <draw:rect draw:style-name="gr4" draw:text-style-name="P1" draw:layer="layout" svg:width="22cm" svg:height="12.5cm" svg:x="5.5cm" svg:y="7cm">
          <text:p/>
        </draw:rect>
        <draw:rect draw:style-name="gr1" draw:text-style-name="P1" draw:layer="layout" svg:width="22cm" svg:height="0.5cm" svg:x="5.5cm" svg:y="19.5cm">
          <text:p/>
        </draw:rect>
        <draw:frame draw:style-name="gr9" draw:text-style-name="P5" draw:layer="layout" svg:width="19.5cm" svg:height="6.992cm" svg:x="6.5cm" svg:y="11.5cm">
          <draw:text-box>
            <text:p text:style-name="P4"><text:span text:style-name="T1">Elemento 1</text:span></text:p>
            <text:p text:style-name="P4"><text:span text:style-name="T1"/></text:p>
            <text:p text:style-name="P4"><text:span text:style-name="T1">Elemento 2</text:span></text:p>
            <text:p text:style-name="P4"><text:span text:style-name="T1"/></text:p>
            <text:p text:style-name="P4"><text:span text:style-name="T1">Elemento 3</text:span></text:p>
            <text:p text:style-name="P4"><text:span text:style-name="T1"/></text:p>
            <text:p text:style-name="P4"><text:span text:style-name="T1">Bla bla bla</text:span></text:p>
            <text:p text:style-name="P4"><text:span text:style-name="T1"/></text:p>
            <text:p text:style-name="P4"><text:span text:style-name="T1">Test</text:span></text:p>
          </draw:text-box>
        </draw:frame>
        <draw:frame draw:style-name="gr10" draw:text-style-name="P1" draw:layer="layout" svg:width="21.999cm" svg:height="6cm" svg:x="5.5cm" svg:y="0.5cm">
          <draw:image xlink:href="../recursos/magnifyingGlass.jpg" xlink:type="simple" xlink:show="embed" xlink:actuate="onLoad">
            <text:p/>
          </draw:image>
        </draw:frame>
        <draw:frame draw:style-name="gr11" draw:text-style-name="P3" draw:layer="layout" svg:width="21cm" svg:height="3.566cm" svg:x="6cm" svg:y="7.434cm">
          <draw:text-box>
            <text:p text:style-name="P3"><text:span text:style-name="T2">Ejemplo 2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rect draw:style-name="gr4" draw:text-style-name="P1" draw:layer="layout" svg:width="22cm" svg:height="6cm" svg:x="5.5cm" svg:y="0.5cm">
          <text:p/>
        </draw:rect>
        <draw:rect draw:style-name="gr1" draw:text-style-name="P1" draw:layer="layout" svg:width="5cm" svg:height="6cm" svg:x="0cm" svg:y="0.5cm">
          <text:p/>
        </draw:rect>
        <draw:rect draw:style-name="gr2" draw:text-style-name="P1" draw:layer="layout" svg:width="0.758cm" svg:height="0.757cm" svg:x="3.742cm" svg:y="1cm">
          <text:p/>
        </draw:rect>
        <draw:rect draw:style-name="gr3" draw:text-style-name="P1" draw:layer="layout" svg:width="0.758cm" svg:height="0.746cm" svg:x="3.742cm" svg:y="2cm">
          <text:p/>
        </draw:rect>
        <draw:rect draw:style-name="gr4" draw:text-style-name="P1" draw:layer="layout" svg:width="0.758cm" svg:height="0.755cm" svg:x="3.742cm" svg:y="3cm">
          <text:p/>
        </draw:rect>
        <draw:rect draw:style-name="gr4" draw:text-style-name="P1" draw:layer="layout" svg:width="22cm" svg:height="12.5cm" svg:x="5.5cm" svg:y="7cm">
          <text:p/>
        </draw:rect>
        <draw:rect draw:style-name="gr1" draw:text-style-name="P1" draw:layer="layout" svg:width="22cm" svg:height="0.5cm" svg:x="5.5cm" svg:y="19.5cm">
          <text:p/>
        </draw:rect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drigo S. Amaya C.</meta:initial-creator>
    <meta:creation-date>2009-04-02T14:52:48.70</meta:creation-date>
    <dc:date>2009-04-02T15:37:03.78</dc:date>
    <dc:creator>Rodrigo S. Amaya C.</dc:creator>
    <meta:editing-duration>PT00H28M55S</meta:editing-duration>
    <meta:editing-cycles>5</meta:editing-cycles>
    <meta:generator>OpenOffice.org/3.0$Win32 OpenOffice.org_project/300m9$Build-9358</meta:generator>
    <meta:document-statistic meta:object-count="52"/>
    <meta:user-defined meta:name="Información 1"/>
    <meta:user-defined meta:name="Información 2"/>
    <meta:user-defined meta:name="Información 3"/>
    <meta:user-defined meta:name="Información 4"/>
  </office:meta>
</office:document-meta>
</file>